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97a48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72bf" officeooo:paragraph-rsid="00597a48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597a48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acf5" officeooo:paragraph-rsid="00597a48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acf5" officeooo:paragraph-rsid="005b615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5b615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5b615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97a4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b615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b615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b615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72bf" officeooo:paragraph-rsid="00597a4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72bf" officeooo:paragraph-rsid="005b615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b615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b615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a9e6e" officeooo:paragraph-rsid="005b615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597a48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05b615d"/>
    </style:style>
    <style:style style:name="P19" style:family="paragraph" style:parent-style-name="Standard" style:list-style-name="L8">
      <style:paragraph-properties fo:text-align="start" style:justify-single-word="false"/>
      <style:text-properties officeooo:paragraph-rsid="005b615d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5b615d" officeooo:paragraph-rsid="005b615d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9c7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efa50" style:font-style-asian="normal" style:font-style-complex="normal"/>
    </style:style>
    <style:style style:name="T5" style:family="text">
      <style:text-properties officeooo:rsid="0057acf5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97a48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3a9e6e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5972bf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7acf5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a92ab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1bf317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6">5</text:span><text:span text:style-name="T7">0</text:span><text:span text:style-name="T8">6</text:span><text:span text:style-name="T9"> - </text:span><text:span text:style-name="T10">A/G </text:span><text:span text:style-name="T11">- </text:span><text:span text:style-name="T12">JDAM, </text:span><text:span text:style-name="T13">LJDAM, </text:span><text:span text:style-name="T14">CBU-105</text:span></text:p>
      <text:p text:style-name="P20"><text:span text:style-name="T17">S</text:span><text:span text:style-name="T16">ame as A-10C</text:span></text:p>
      <text:p text:style-name="P3"/>
      <text:p text:style-name="P6"><text:span text:style-name="T1">Master Arm</text:span> ... <text:span text:style-name="T1">ON</text:span></text:p>
      <text:p text:style-name="P6"><text:span text:style-name="T1">Master Mode</text:span> ... <text:span text:style-name="T1">A/G</text:span></text:p>
      <text:p text:style-name="P7"/>
      <text:p text:style-name="P16"><text:span text:style-name="T5">GBU-38 </text:span><text:span text:style-name="T2">J</text:span>DAM<text:span text:style-name="T5"> with TPOD -- TODO</text:span></text:p>
      <text:list xml:id="list163520113" text:style-name="L5">
        <text:list-item>
          <text:p text:style-name="P5"><text:span text:style-name="T4">S</text:span><text:span text:style-name="T3">et up bombs as you would for CCRP.</text:span></text:p>
        </text:list-item>
        <text:list-item>
          <text:p text:style-name="P9">Designate target with TGP and set SPI to target location (Gray Reset Hat forward long).</text:p>
        </text:list-item>
        <text:list-item>
          <text:p text:style-name="P14">Range DLZ should show on left side of HUD.</text:p>
        </text:list-item>
        <text:list-item>
          <text:p text:style-name="P18"><text:span text:style-name="T15">When in range, press AND HOLD Red Button until the bomb drops.</text:span></text:p>
        </text:list-item>
      </text:list>
      <text:list xml:id="list1685723021" text:style-name="L8">
        <text:list-item>
          <text:list>
            <text:list-item>
              <text:p text:style-name="P19"><text:span text:style-name="T15">If you don't hold the button down until the bomb drops, you'll get a red "IAM LAUNCH ABORTED" warning. <text:s/>Press TMS left (Gray Reset Hat left) to clear (clears all WCN warnings). <text:s/>Not sure if the weapon can be used afterwards or if it's just hung.</text:span></text:p>
            </text:list-item>
          </text:list>
        </text:list-item>
      </text:list>
      <text:p text:style-name="P11"/>
      <text:p text:style-name="P13">GBU-58 LJDAM with TPOD -- TODO</text:p>
      <text:list xml:id="list39311034" text:style-name="L9">
        <text:list-item>
          <text:p text:style-name="P15">TODO</text:p>
        </text:list-item>
        <text:list-item>
          <text:p text:style-name="P15">Should be same as GBU-38, but should home on laser if you're lasing.</text:p>
        </text:list-item>
      </text:list>
      <text:p text:style-name="P11"/>
      <text:p text:style-name="P11">CBU-105 -- TODO</text:p>
      <text:list xml:id="list618754423" text:style-name="L10">
        <text:list-item>
          <text:p text:style-name="P10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20:13:20.244000000</dc:date>
    <meta:editing-duration>PT12H55M34S</meta:editing-duration>
    <meta:editing-cycles>6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146" meta:character-count="717" meta:non-whitespace-character-count="592"/>
  </office:meta>
</office:document-meta>
</file>